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0fb994"/>
    </style:style>
    <style:style style:name="P7" style:family="paragraph" style:parent-style-name="Standard">
      <style:text-properties fo:font-variant="normal" fo:text-transform="none" fo:color="#3c3b37" style:font-name="sf pro text" fo:font-size="27pt" fo:letter-spacing="normal" fo:font-style="normal" fo:font-weight="normal" officeooo:paragraph-rsid="0010dd5b"/>
    </style:style>
    <style:style style:name="P8"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9" style:family="paragraph" style:parent-style-name="Standard">
      <style:text-properties fo:font-variant="normal" fo:text-transform="none" fo:color="#3c3b37" style:font-name="sf pro text" fo:font-size="27pt" fo:letter-spacing="normal" fo:font-style="normal" fo:font-weight="normal" officeooo:paragraph-rsid="0012178e"/>
    </style:style>
    <style:style style:name="P10"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11" style:family="paragraph" style:parent-style-name="Standard">
      <style:text-properties fo:font-size="27pt" fo:font-weight="normal" officeooo:paragraph-rsid="0012edb7"/>
    </style:style>
    <style:style style:name="P12" style:family="paragraph" style:parent-style-name="Standard">
      <style:paragraph-properties fo:margin-left="0in" fo:margin-right="0in" fo:margin-top="0in" fo:margin-bottom="0in" loext:contextual-spacing="false" fo:orphans="2" fo:widows="2" fo:text-indent="0in" style:auto-text-indent="false"/>
      <style:text-properties loext:padding="0in" loext:border="none"/>
    </style:style>
    <style:style style:name="P13"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14"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15" style:family="paragraph" style:parent-style-name="Text_20_body">
      <style:text-properties fo:font-variant="normal" fo:text-transform="none" fo:color="#3c3b37" style:font-name="sf pro text" fo:font-size="13.5pt" fo:letter-spacing="normal" fo:font-style="normal" fo:font-weight="normal" officeooo:paragraph-rsid="000fb994"/>
    </style:style>
    <style:style style:name="P16" style:family="paragraph" style:parent-style-name="Text_20_body">
      <style:text-properties fo:font-variant="normal" fo:text-transform="none" fo:color="#3c3b37" style:font-name="sf pro text" fo:font-size="13.5pt" fo:letter-spacing="normal" fo:font-style="normal" fo:font-weight="normal" officeooo:paragraph-rsid="000f5330"/>
    </style:style>
    <style:style style:name="P17" style:family="paragraph" style:parent-style-name="Text_20_body">
      <style:text-properties fo:font-variant="normal" fo:text-transform="none" fo:color="#3c3b37" style:font-name="sf pro text" fo:font-size="13.5pt" fo:letter-spacing="normal" fo:font-style="normal" fo:font-weight="normal" officeooo:paragraph-rsid="0011f9e6"/>
    </style:style>
    <style:style style:name="P18" style:family="paragraph" style:parent-style-name="Text_20_body">
      <style:text-properties fo:font-variant="normal" fo:text-transform="none" fo:color="#3c3b37" style:font-name="sf pro text" fo:font-size="13.5pt" fo:letter-spacing="normal" fo:font-style="normal" fo:font-weight="normal" officeooo:paragraph-rsid="0012178e"/>
    </style:style>
    <style:style style:name="P19"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style:style>
    <style:style style:name="P20"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21" style:family="paragraph" style:parent-style-name="Text_20_body">
      <style:paragraph-properties fo:margin-left="0in" fo:margin-right="0in" fo:margin-top="0in" fo:margin-bottom="0in" loext:contextual-spacing="false" fo:text-indent="0in" style:auto-text-indent="false" fo:padding="0in" fo:border="none"/>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24"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27pt" fo:letter-spacing="normal" fo:font-style="normal" fo:font-weight="normal" officeooo:paragraph-rsid="000eb398"/>
    </style:style>
    <style:style style:name="P26" style:family="paragraph" style:parent-style-name="Text_20_body" style:list-style-name="L1">
      <style:paragraph-properties fo:margin-left="0.1043in" fo:margin-right="0in" fo:margin-top="0in" fo:margin-bottom="0in" loext:contextual-spacing="false" fo:orphans="2" fo:widows="2" fo:text-indent="0in" style:auto-text-indent="false" fo:padding="0in" fo:border="none"/>
    </style:style>
    <style:style style:name="P27" style:family="paragraph" style:parent-style-name="Text_20_body" style:list-style-name="L2">
      <style:paragraph-properties fo:margin-left="0.1043in" fo:margin-right="0in" fo:margin-top="0in" fo:margin-bottom="0in" loext:contextual-spacing="false" fo:orphans="2" fo:widows="2" fo:text-indent="0in" style:auto-text-indent="false" fo:padding="0in" fo:border="none"/>
    </style:style>
    <style:style style:name="P28" style:family="paragraph" style:parent-style-name="Preformatted_20_Text">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505763" style:font-name="Monaco" fo:font-size="9pt" fo:letter-spacing="normal" fo:font-style="normal" fo:font-weight="normal" loext:padding="0in" loext: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in"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5"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6" style:family="text">
      <style:text-properties fo:font-variant="normal" fo:text-transform="none" fo:color="#3c3b37" style:font-name="sf pro text" fo:font-size="13.5pt" fo:letter-spacing="normal" fo:font-style="normal" fo:font-weight="bold" loext:padding="0in" loext:border="none"/>
    </style:style>
    <style:style style:name="T7" style:family="text">
      <style:text-properties fo:font-variant="normal" fo:text-transform="none" fo:color="#3c3b37" style:font-name="sf pro text" fo:font-size="13.5pt" fo:letter-spacing="normal" fo:font-style="normal" fo:font-weight="normal"/>
    </style:style>
    <style:style style:name="T8" style:family="text">
      <style:text-properties fo:font-variant="normal" fo:text-transform="none" fo:color="#b35a1b" style:font-name="sfmono-regular" fo:font-size="12pt" fo:letter-spacing="normal" fo:font-style="normal" fo:font-weight="normal" fo:background-color="#ffffff" loext:char-shading-value="0" loext:padding-left="0.0417in" loext:padding-right="0.0417in" loext:padding-top="0.0209in" loext:padding-bottom="0.0209in" loext:border="0.06pt solid #dedfe0"/>
    </style:style>
    <style:style style:name="T9" style:family="text">
      <style:text-properties fo:font-variant="normal" fo:text-transform="none" fo:color="#b35a1b" style:font-name="sfmono-regular" fo:font-size="12pt" fo:letter-spacing="normal" fo:font-style="normal" fo:font-weight="bold" fo:background-color="#ffffff" loext:char-shading-value="0" loext:padding="0in" loext:border="none"/>
    </style:style>
    <style:style style:name="T10"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11" style:family="text">
      <style:text-properties fo:color="#007791" style:text-line-through-style="none" style:text-line-through-type="none" fo:font-size="13.5pt" style:text-underline-style="none" style:text-blinking="false" fo:background-color="#ffffff" loext:char-shading-value="0" loext:padding="0in" loext:border="none"/>
    </style:style>
    <style:style style:name="T12" style:family="text">
      <style:text-properties fo:color="#007791" style:text-line-through-style="none" style:text-line-through-type="none" fo:font-size="13.5pt" style:text-underline-style="none" officeooo:rsid="000eb398" style:text-blinking="false" fo:background-color="#ffffff" loext:char-shading-value="0" loext:padding="0in" loext:border="none"/>
    </style:style>
    <style:style style:name="T13"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14"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15" style:family="text">
      <style:text-properties fo:color="#007791" style:text-line-through-style="none" style:text-line-through-type="none" fo:font-size="13.5pt" style:text-underline-style="none" fo:font-weight="bold" style:text-blinking="false" fo:background-color="#ffffff" loext:char-shading-value="0" loext:padding="0in" loext:border="none"/>
    </style:style>
    <style:style style:name="T16" style:family="text">
      <style:text-properties style:text-line-through-style="none" style:text-line-through-type="none" fo:font-size="13.5pt" style:text-underline-style="none" style:text-blinking="false" fo:background-color="#ffffff" loext:char-shading-value="0" loext:padding="0in" loext:border="none"/>
    </style:style>
    <style:style style:name="T17" style:family="text">
      <style:text-properties style:text-line-through-style="none" style:text-line-through-type="none" fo:font-size="13.5pt" style:text-underline-style="none" officeooo:rsid="000eb398" style:text-blinking="false" fo:background-color="#ffffff" loext:char-shading-value="0" loext:padding="0in" loext:border="none"/>
    </style:style>
    <style:style style:name="T18" style:family="text">
      <style:text-properties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19" style:family="text">
      <style:text-properties style:text-line-through-style="none" style:text-line-through-type="none" fo:font-size="13.5pt" style:text-underline-style="none" fo:font-weight="bold" style:text-blinking="false" fo:background-color="#ffffff" loext:char-shading-value="0" loext:padding="0in" loext:border="none"/>
    </style:style>
    <style:style style:name="T20" style:family="text">
      <style:text-properties style:text-line-through-style="none" style:text-line-through-type="none" fo:font-size="13.5pt" style:text-underline-style="none" fo:font-weight="normal" style:text-blinking="false" fo:background-color="#ffffff" loext:char-shading-value="0" loext:padding="0in" loext:border="none"/>
    </style:style>
    <style:style style:name="T21" style:family="text">
      <style:text-properties fo:font-size="13.5pt"/>
    </style:style>
    <style:style style:name="T22" style:family="text">
      <style:text-properties fo:color="#b35a1b" style:text-line-through-style="none" style:text-line-through-type="none" style:font-name="sfmono-regular" fo:font-size="12pt" style:text-underline-style="none" style:text-blinking="false" fo:background-color="#ffffff" loext:char-shading-value="0" loext:padding-left="0.0417in" loext:padding-right="0.0417in" loext:padding-top="0.0209in" loext:padding-bottom="0.0209in" loext:border="0.06pt solid #dedfe0"/>
    </style:style>
    <style:style style:name="T23"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0417in" loext:padding-right="0.0417in" loext:padding-top="0.0209in" loext:padding-bottom="0.0209in" loext:border="0.06pt solid #dedfe0"/>
    </style:style>
    <style:style style:name="T24"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in" loext:border="none"/>
    </style:style>
    <style:style style:name="T25" style:family="text">
      <style:text-properties fo:color="#29303b"/>
    </style:style>
    <style:style style:name="T26" style:family="text">
      <style:text-properties fo:color="#46c28e"/>
    </style:style>
    <style:style style:name="T27" style:family="text">
      <style:text-properties fo:font-size="13pt" style:font-size-asian="13pt" style:font-size-complex="13pt"/>
    </style:style>
    <style:style style:name="T28"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29"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in" loext:border="none"/>
    </style:style>
    <style:style style:name="T30" style:family="text">
      <style:text-properties fo:color="#000000" style:text-line-through-style="none" style:text-line-through-type="none" style:text-underline-style="none" style:text-blinking="false" fo:background-color="#ffffff" loext:char-shading-value="0" style:font-weight-asian="normal" style:font-weight-complex="normal" loext:padding="0in" loext:border="none"/>
    </style:style>
    <style:style style:name="T31" style:family="text">
      <style:text-properties fo:color="#000000" style:text-line-through-style="none" style:text-line-through-type="none" style:text-underline-style="none" officeooo:rsid="0012178e" style:text-blinking="false" fo:background-color="#ffffff" loext:char-shading-value="0" style:font-weight-asian="normal" style:font-weight-complex="normal" loext:padding="0in" loext:border="none"/>
    </style:style>
    <style:style style:name="T32" style:family="text">
      <style:text-properties style:text-underline-style="solid" style:text-underline-type="double" style:text-underline-width="auto" style:text-underline-color="font-color"/>
    </style:style>
    <text:list-style style:name="L1">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10"><text:tab/><text:tab/>Section 2: SSH</text:p>
      <text:p text:style-name="P10"/>
      <text:p text:style-name="P10"><text:tab/><text:tab/>Resources: SSH Command</text:p>
      <text:p text:style-name="P2"><text:span text:style-name="T21"/></text:p>
      <text:p text:style-name="P2"><text:span text:style-name="T21">Linux SSH</text:span></text:p>
      <text:p text:style-name="P2"><text:span text:style-name="T21"/></text:p>
      <text:p text:style-name="P2"><text:a xlink:type="simple" xlink:href="https://www.makeuseof.com/tag/beginners-guide-setting-ssh-linux-testing-setup/" text:style-name="Internet_20_link" text:visited-style-name="Visited_20_Internet_20_Link"><text:span text:style-name="T21">https://www.makeuseof.com/tag/beginners-guide-setting-ssh-linux-testing-setup/</text:span></text:a></text:p>
      <text:p text:style-name="P2"><text:span text:style-name="T21"/></text:p>
      <text:p text:style-name="P2"><text:span text:style-name="T21">Windows use Putty</text:span></text:p>
      <text:p text:style-name="P2"><text:span text:style-name="T21"/></text:p>
      <text:p text:style-name="P2"><text:span text:style-name="T21">You can buy Digital ocean VPS for 5 dollrs</text:span></text:p>
      <text:p text:style-name="P2"><text:span text:style-name="T21"/></text:p>
      <text:p text:style-name="P2"><text:a xlink:type="simple" xlink:href="https://github.com/zero-to-mastery" text:style-name="Internet_20_link" text:visited-style-name="Visited_20_Internet_20_Link"><text:span text:style-name="T21">https://github.com/zero-to-mastery</text:span></text:a></text:p>
      <text:p text:style-name="P2"><text:span text:style-name="T21"/></text:p>
      <text:p text:style-name="P2"><text:span text:style-name="T21"><text:tab/><text:tab/>Resources: Asymmetric Encryption</text:span></text:p>
      <text:p text:style-name="P2"><text:span text:style-name="T21"/></text:p>
      <text:p text:style-name="P2"><text:a xlink:type="simple" xlink:href="https://www.youtube.com/watch?v=NmM9HA2MQGI" office:target-frame-name="_blank" xlink:show="new" text:style-name="Internet_20_link" text:visited-style-name="Visited_20_Internet_20_Link"><text:span text:style-name="T11">https://www.youtube.com/watch?v=NmM9HA2MQGI</text:span></text:a><text:span text:style-name="T21"><text:line-break/><text:line-break/></text:span><text:a xlink:type="simple" xlink:href="https://www.youtube.com/watch?v=Yjrfm_oRO0w" office:target-frame-name="_blank" xlink:show="new" text:style-name="Internet_20_link" text:visited-style-name="Visited_20_Internet_20_Link"><text:span text:style-name="T11">https://www.youtube.com/watch?v=Yjrfm_oRO0w</text:span></text:a><text:span text:style-name="T21"><text:line-break/><text:line-break/></text:span><text:a xlink:type="simple" xlink:href="https://www.youtube.com/watch?v=vsXMMT2CqqE&amp;t=" office:target-frame-name="_blank" xlink:show="new" text:style-name="Internet_20_link" text:visited-style-name="Visited_20_Internet_20_Link"><text:span text:style-name="T11">https://www.youtube.com/watch?v=vsXMMT2CqqE&amp;t=</text:span></text:a><text:span text:style-name="T21"><text:line-break/><text:line-break/></text:span><text:a xlink:type="simple" xlink:href="https://www.youtube.com/watch?v=NF1pwjL9-DE" text:style-name="Internet_20_link" text:visited-style-name="Visited_20_Internet_20_Link"><text:span text:style-name="T11">https://www.youtube.com/watch?v=NF1pwjL9-DE</text:span></text:a></text:p>
      <text:p text:style-name="P2"><text:span text:style-name="T11"/></text:p>
      <text:p text:style-name="P3"><text:span text:style-name="T12"><text:tab/><text:tab/></text:span><text:span text:style-name="T16">Quick Note: SSH Into A Server</text:span></text:p>
      <text:p text:style-name="P2"><text:span text:style-name="T11"/></text:p>
      <text:p text:style-name="P13"><text:span text:style-name="T16">In the previous video I showed you how to add SSH keys to the </text:span><text:span text:style-name="Source_20_Text"><text:span text:style-name="T22">authorized_keys</text:span></text:span><text:span text:style-name="T16">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16">server after you've added the SSH key on the control panel, or add it manually to the </text:span><text:span text:style-name="Source_20_Text"><text:span text:style-name="T22">authorized_keys</text:span></text:span><text:span text:style-name="T16">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19">2. Type "ssh-agent bash" and press Enter.</text:p>
      <text:p text:style-name="P19">3. Type "ssh-add ~/.ssh/id_rsa_digitalocean" and press Enter. You should get confrimation of Identity added.</text:p>
      <text:p text:style-name="P19">4. Try connecting to your digital ocean account again via SSH. Now it shouldn't ask you for the password!</text:p>
      <text:p text:style-name="P19"><text:tab/><text:tab/><text:span text:style-name="T27">Resources: SSH Into A Server</text:span></text:p>
      <text:p text:style-name="P13"><text:span text:style-name="Strong_20_Emphasis"><text:span text:style-name="T19">Recommended </text:span></text:span><text:span text:style-name="Source_20_Text"><text:span text:style-name="Strong_20_Emphasis"><text:span text:style-name="T24">ssh-keygen</text:span></text:span></text:span><text:span text:style-name="Strong_20_Emphasis"><text:span text:style-name="T20">  </text:span></text:span><text:span text:style-name="Strong_20_Emphasis"><text:span text:style-name="T19">command:</text:span></text:span></text:p>
      <text:p text:style-name="P28"><text:span text:style-name="T25">ssh-keygen -t rsa -b 4096 -C </text:span><text:span text:style-name="T26">"your_email@example.com"</text:span></text:p>
      <text:p text:style-name="P22"><text:span text:style-name="Strong_20_Emphasis"><text:span text:style-name="T6"><text:line-break/>Windows: <text:line-break/></text:span></text:span><text:span text:style-name="T7">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7"><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7"><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7"><text:line-break/><text:line-break/></text:span><text:span text:style-name="Source_20_Text"><text:span text:style-name="T8">pbcopy</text:span></text:span><text:span text:style-name="T7">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20"/>
      <text:p text:style-name="P22"><text:span text:style-name="Strong_20_Emphasis"><text:span text:style-name="T6">Extra Video:<text:line-break/></text:span></text:span><text:span text:style-name="T7">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2"><text:span text:style-name="T11"/></text:p>
      <text:p text:style-name="P25"><text:span text:style-name="T17"><text:tab/><text:tab/></text:span><text:span text:style-name="T16">Extra Solution: Set Up SSH on Github</text:span></text:p>
      <text:p text:style-name="P25"><text:span text:style-name="T16"/></text:p>
      <text:p text:style-name="P25"><text:span text:style-name="T16">Here is a great visual guide created by a fellow student if you are still having problems solving this exercise (especially on Windows): </text:span><text:a xlink:type="simple" xlink:href="https://github.com/antonykidis/Setup-ssh-for-github/blob/master/Setup-ssh-on-github.pdf" text:style-name="Internet_20_link" text:visited-style-name="Visited_20_Internet_20_Link"><text:span text:style-name="T11">https://</text:span></text:a><text:soft-page-break/><text:a xlink:type="simple" xlink:href="https://github.com/antonykidis/Setup-ssh-for-github/blob/master/Setup-ssh-on-github.pdf" text:style-name="Internet_20_link" text:visited-style-name="Visited_20_Internet_20_Link"><text:span text:style-name="T11">github.com/antonykidis/Setup-ssh-for-github/blob/master/Setup-ssh-on-github.pdf</text:span></text:a></text:p>
      <text:p text:style-name="P25"><text:span text:style-name="T11"/></text:p>
      <text:p text:style-name="P25"><text:span text:style-name="T11"/></text:p>
      <text:p text:style-name="P25"><text:span text:style-name="T16"/></text:p>
      <text:p text:style-name="P3"><text:span text:style-name="T12"><text:tab/><text:tab/></text:span><text:span text:style-name="T16">Optional: Contributing To Open Source Projects</text:span></text:p>
      <text:p text:style-name="P3"><text:span text:style-name="T16"/></text:p>
      <text:p text:style-name="P14"><text:span text:style-name="T16">If you haven't done so already, </text:span><text:span text:style-name="Strong_20_Emphasis"><text:span text:style-name="T19">it is time to contribute to your first open source project!</text:span></text:span></text:p>
      <text:p text:style-name="P20"/>
      <text:p text:style-name="P22"><text:span text:style-name="T7">The contribution can be as big as a new feature, or as small as fixing a typo in the </text:span><text:span text:style-name="Source_20_Text"><text:span text:style-name="Strong_20_Emphasis"><text:span text:style-name="T9">README.md</text:span></text:span></text:span><text:span text:style-name="T7"> file. Here is what we are going to do:</text:span></text:p>
      <text:p text:style-name="P20"/>
      <text:p text:style-name="P22"><text:span text:style-name="T7">1. Join our Discord community </text:span><text:span text:style-name="Strong_20_Emphasis"><text:span text:style-name="T6">(see Lecture 2 of this course) </text:span></text:span><text:span text:style-name="T7">and make sure you are in the </text:span><text:span text:style-name="Strong_20_Emphasis"><text:span text:style-name="T6">#group-project channel</text:span></text:span><text:span text:style-name="T7">. </text:span></text:p>
      <text:p text:style-name="P22"><text:span text:style-name="T7">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2">Read this 4 step guide by selecting "Open Source Projects"</text:span></text:span></text:a></text:p>
      <text:p text:style-name="P22"><text:span text:style-name="T7">3. Share your </text:span><text:span text:style-name="Strong_20_Emphasis"><text:span text:style-name="T6">pull request on the Discord channel #group-project-chat </text:span></text:span><text:span text:style-name="T7">so others can see your awesome contribution!</text:span></text:p>
      <text:p text:style-name="P22"><text:span text:style-name="T7">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7">. If you have any issues with this, you can tag the management team on Discord and let them know by pinging </text:span><text:span text:style-name="Strong_20_Emphasis"><text:span text:style-name="T6">@Management Team</text:span></text:span></text:p>
      <text:p text:style-name="P3"><text:span text:style-name="T16"/></text:p>
      <text:p text:style-name="P3"><text:span text:style-name="T16"/></text:p>
      <text:p text:style-name="P4"><text:span text:style-name="T16"><text:tab/><text:tab/>Monthly Coding Challenges, Free Resources and Guides</text:span></text:p>
      <text:p text:style-name="P4"><text:span text:style-name="T16"/></text:p>
      <text:p text:style-name="P4"><text:span text:style-name="T16">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15">coding challenges</text:span></text:span></text:a><text:span text:style-name="T16"> for you to participate in, </text:span><text:a xlink:type="simple" xlink:href="https://zerotomastery.io/blog/" office:target-frame-name="_blank" xlink:show="new" text:style-name="Internet_20_link" text:visited-style-name="Visited_20_Internet_20_Link"><text:span text:style-name="Strong_20_Emphasis"><text:span text:style-name="T15">monthly industry blogs</text:span></text:span></text:a><text:span text:style-name="T16"> and other</text:span><text:span text:style-name="Strong_20_Emphasis"><text:span text:style-name="T16"> </text:span></text:span><text:a xlink:type="simple" xlink:href="https://zerotomastery.io/resources/" office:target-frame-name="_blank" xlink:show="new" text:style-name="Internet_20_link" text:visited-style-name="Visited_20_Internet_20_Link"><text:span text:style-name="Strong_20_Emphasis"><text:span text:style-name="T15">top free resources</text:span></text:span></text:a><text:span text:style-name="T16"> emailed to you. We also have annual events like </text:span><text:span text:style-name="Emphasis"><text:span text:style-name="T16">Advent of Code</text:span></text:span><text:span text:style-name="T16">🎄, </text:span><text:span text:style-name="Emphasis"><text:span text:style-name="T16">Hacktoberfest </text:span></text:span><text:span text:style-name="T16">👾, and </text:span><text:span text:style-name="Emphasis"><text:span text:style-name="T16">Frosty February Hackathon</text:span></text:span><text:span text:style-name="T16">☃️, plus some </text:span><text:span text:style-name="Emphasis"><text:span text:style-name="T16">giveaways </text:span></text:span><text:span text:style-name="T16">🎁 as well.<text:line-break/></text:span></text:p>
      <text:p text:style-name="P4"><text:span text:style-name="T16"><text:tab/><text:tab/>Resources: Image File Formats</text:span></text:p>
      <text:p text:style-name="P4"><text:span text:style-name="T16"/></text:p>
      <text:p text:style-name="P4"><text:span text:style-name="T16">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11">https://99designs.com/blog/tips/image-file-types/</text:span></text:a><text:span text:style-name="T16"><text:line-break/></text:span><text:soft-page-break/><text:span text:style-name="T16"><text:line-break/></text:span><text:a xlink:type="simple" xlink:href="https://pageweight.imgix.com/" office:target-frame-name="_blank" xlink:show="new" text:style-name="Internet_20_link" text:visited-style-name="Visited_20_Internet_20_Link"><text:span text:style-name="T11">https://pageweight.imgix.com/</text:span></text:a><text:span text:style-name="T16"><text:line-break/><text:line-break/></text:span><text:a xlink:type="simple" xlink:href="https://www.sitepoint.com/gif-png-jpg-which-one-to-use/" office:target-frame-name="_blank" xlink:show="new" text:style-name="Internet_20_link" text:visited-style-name="Visited_20_Internet_20_Link"><text:span text:style-name="T11">https://www.sitepoint.com/gif-png-jpg-which-one-to-use/</text:span></text:a></text:p>
      <text:p text:style-name="P4"><text:span text:style-name="T16"/></text:p>
      <text:p text:style-name="P4"><text:span text:style-name="T16"/></text:p>
      <text:p text:style-name="P4"><text:span text:style-name="T16"><text:tab/><text:tab/>Exercise: #1 - Media Queries</text:span></text:p>
      <text:p text:style-name="P12"/>
      <text:p text:style-name="P4"><text:a xlink:type="simple" xlink:href="https://www.verexif.com/en/" office:target-frame-name="_blank" xlink:show="new" text:style-name="Internet_20_link" text:visited-style-name="Visited_20_Internet_20_Link"><text:span text:style-name="T11">https://www.verexif.com/en/</text:span></text:a><text:span text:style-name="T16"><text:line-break/><text:line-break/></text:span><text:a xlink:type="simple" xlink:href="https://css-tricks.com/snippets/css/media-queries-for-standard-devices/" office:target-frame-name="_blank" xlink:show="new" text:style-name="Internet_20_link" text:visited-style-name="Visited_20_Internet_20_Link"><text:span text:style-name="T11">Media Queries</text:span></text:a><text:span text:style-name="T16"><text:line-break/><text:line-break/></text:span><text:a xlink:type="simple" xlink:href="https://gist.github.com/bartholomej/8415655" office:target-frame-name="_blank" xlink:show="new" text:style-name="Internet_20_link" text:visited-style-name="Visited_20_Internet_20_Link"><text:span text:style-name="T11">Media Queries Cheat Sheet</text:span></text:a></text:p>
      <text:p text:style-name="P4"><text:span text:style-name="T11"/></text:p>
      <text:p text:style-name="P4"><text:span text:style-name="T11"/></text:p>
      <text:p text:style-name="P4"><text:span text:style-name="T28"><text:tab/><text:tab/>Resources: Delivery Optimizations</text:span></text:p>
      <text:p text:style-name="P4"><text:span text:style-name="T28"/></text:p>
      <text:p text:style-name="P4"><text:a xlink:type="simple" xlink:href="https://stackoverflow.com/questions/985431/max-parallel-http-connections-in-a-browser" office:target-frame-name="_blank" xlink:show="new" text:style-name="Internet_20_link" text:visited-style-name="Visited_20_Internet_20_Link"><text:span text:style-name="T13">Max Parallel Requests Per Browser</text:span></text:a></text:p>
      <text:p text:style-name="P5"><text:span text:style-name="T28"/></text:p>
      <text:p text:style-name="P5"><text:span text:style-name="T28"><text:tab/><text:tab/>Resources: Async + Defer</text:span></text:p>
      <text:p text:style-name="P5"><text:span text:style-name="T28"/></text:p>
      <text:p text:style-name="P5"><text:span text:style-name="T18">One thing that I didn't mention much in the previous video is that because of HTML parsing, the location of the script tags when you put </text:span><text:span text:style-name="Source_20_Text"><text:span text:style-name="T23">async</text:span></text:span><text:span text:style-name="T18">  or </text:span><text:span text:style-name="Source_20_Text"><text:span text:style-name="T23">defer</text:span></text:span><text:span text:style-name="T18">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13">https://stackoverflow.com/questions/10808109/script-tag-async-defer</text:span></text:a></text:p>
      <text:p text:style-name="P5"><text:span text:style-name="T28"/></text:p>
      <text:p text:style-name="P5"><text:span text:style-name="T28"/></text:p>
      <text:p text:style-name="P5"><text:span text:style-name="T28"><text:tab/><text:tab/></text:span></text:p>
      <text:p text:style-name="P5"><text:span text:style-name="T28"><text:tab/><text:tab/>Resources: Keiko Corp Website</text:span></text:p>
      <text:p text:style-name="P5"><text:span text:style-name="T28"/></text:p>
      <text:p text:style-name="P5"><text:span text:style-name="T18">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13">repository here</text:span></text:a><text:span text:style-name="T18">.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13">Github pages</text:span></text:a><text:span text:style-name="T18"> for it so that you have a URL you can test on these two tools:</text:span><text:span text:style-name="T28"><text:line-break/><text:line-break/></text:span><text:span text:style-name="T18">1. </text:span><text:a xlink:type="simple" xlink:href="https://developers.google.com/speed/pagespeed/insights/" office:target-frame-name="_blank" xlink:show="new" text:style-name="Internet_20_link" text:visited-style-name="Visited_20_Internet_20_Link"><text:span text:style-name="T13">PageSpeed Insights</text:span></text:a><text:span text:style-name="T28"><text:line-break/></text:span><text:span text:style-name="T18">2. </text:span><text:a xlink:type="simple" xlink:href="https://www.webpagetest.org/" office:target-frame-name="_blank" xlink:show="new" text:style-name="Internet_20_link" text:visited-style-name="Visited_20_Internet_20_Link"><text:span text:style-name="T13">WebPageTest</text:span></text:a></text:p>
      <text:p text:style-name="P5"><text:span text:style-name="T28"/></text:p>
      <text:p text:style-name="P6"><text:span text:style-name="T28"><text:tab/><text:tab/>Optional: Resource Prefetching</text:span></text:p>
      <text:p text:style-name="P6"><text:span text:style-name="T28"/></text:p>
      <text:p text:style-name="P15"><text:span text:style-name="T30">There is another technique that can be beneficial when optimizing websites. It is easy to misuse, and different browsers have different performance metrics for them so I did not include it in the videos. </text:span><text:soft-page-break/><text:span text:style-name="T30">However, if you are interested and would like to read more about it, this is (In my opinion) the best resource on the topic:</text:span></text:p>
      <text:p text:style-name="P22"><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6"><text:span text:style-name="T28"/></text:p>
      <text:p text:style-name="P7"><text:span text:style-name="T28"/></text:p>
      <text:p text:style-name="P7"><text:span text:style-name="T28"><text:tab/><text:tab/>Resources: Performance Tools</text:span></text:p>
      <text:p text:style-name="P4"><text:span text:style-name="T28"/></text:p>
      <text:p text:style-name="P16"><text:span text:style-name="T30">Here are some extra resources and guides if you want a little more practice:</text:span></text:p>
      <text:p text:style-name="P22"><text:span text:style-name="Strong_20_Emphasis"><text:span text:style-name="T6">Exercise: Dev Tools: </text:span></text:span></text:p>
      <text:p text:style-name="P20"/>
      <text:list xml:id="list2833940065" text:style-name="L1">
        <text:list-item>
          <text:p text:style-name="P23"><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7"> to sort activities based on which ones took up the most time.</text:span></text:p>
        </text:list-item>
        <text:list-item>
          <text:p text:style-name="P26"><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7"> to measure whether your animations truly run smoothly.</text:span></text:p>
        </text:list-item>
        <text:list-item>
          <text:p text:style-name="P26"><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7"> in real-time with the Performance Monitor.</text:span></text:p>
        </text:list-item>
        <text:list-item>
          <text:p text:style-name="P26"><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7"> to play back exactly how the page looked while the page loaded, or an animation fired, and so on.</text:span></text:p>
        </text:list-item>
        <text:list-item>
          <text:p text:style-name="P26"><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7"> to quickly identify what happened on a page after a user interacted with it.</text:span></text:p>
        </text:list-item>
        <text:list-item>
          <text:p text:style-name="P26"><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7"> by highlighting the page whenever a potentially problematic listener fires.</text:span></text:p>
        </text:list-item>
        <text:list-item>
          <text:p text:style-name="P26"><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7">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7"> to view every event that occurred on the main thread while you were recording.</text:span></text:p>
        </text:list-item>
      </text:list>
      <text:p text:style-name="P22"><text:span text:style-name="T7"><text:line-break/></text:span><text:span text:style-name="Strong_20_Emphasis"><text:span text:style-name="T6">Other Resources:</text:span></text:span></text:p>
      <text:p text:style-name="P22"><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22"><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22"><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22"><text:a xlink:type="simple" xlink:href="http://websitespeedranker.com/" office:target-frame-name="_blank" xlink:show="new" text:style-name="Internet_20_link" text:visited-style-name="Visited_20_Internet_20_Link"><text:span text:style-name="T1">http://websitespeedranker.com/</text:span></text:a></text:p>
      <text:p text:style-name="P22"><text:a xlink:type="simple" xlink:href="https://pageweight.imgix.com/?ref=producthunt" office:target-frame-name="_blank" xlink:show="new" text:style-name="Internet_20_link" text:visited-style-name="Visited_20_Internet_20_Link"><text:span text:style-name="T1">https://pageweight.imgix.com/</text:span></text:a></text:p>
      <text:p text:style-name="P22"><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22"><text:a xlink:type="simple" xlink:href="https://passmarked.com/?ref=producthunt" office:target-frame-name="_blank" xlink:show="new" text:style-name="Internet_20_link" text:visited-style-name="Visited_20_Internet_20_Link"><text:span text:style-name="T1">https://passmarked.com/</text:span></text:a></text:p>
      <text:p text:style-name="P22"><text:soft-page-break/><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20"/>
      <text:p text:style-name="P22"><text:span text:style-name="Strong_20_Emphasis"><text:span text:style-name="T6">Additional image manipulation tools:</text:span></text:span></text:p>
      <text:list xml:id="list1937903637" text:style-name="L2">
        <text:list-item>
          <text:p text:style-name="P24"><text:a xlink:type="simple" xlink:href="https://www.xnview.com/en/xnconvert/" office:target-frame-name="_blank" xlink:show="new" text:style-name="Internet_20_link" text:visited-style-name="Visited_20_Internet_20_Link"><text:span text:style-name="T1">XNConvert</text:span></text:a><text:span text:style-name="T7">: This free, cross-platform tool can handle batched images, and performs resizing, optimization, and other transforms.</text:span></text:p>
        </text:list-item>
        <text:list-item>
          <text:p text:style-name="P27"><text:a xlink:type="simple" xlink:href="https://imageoptim.com/mac" office:target-frame-name="_blank" xlink:show="new" text:style-name="Internet_20_link" text:visited-style-name="Visited_20_Internet_20_Link"><text:span text:style-name="T1">ImageOptim</text:span></text:a><text:span text:style-name="T7">: This free tool is available for Mac and as an online service, and is specifically aimed at optimizing images for speed, including metadata removal (discussed above).</text:span></text:p>
        </text:list-item>
        <text:list-item>
          <text:p text:style-name="P27"><text:a xlink:type="simple" xlink:href="https://itunes.apple.com/us/app/resizeit/id416280139?mt=12" office:target-frame-name="_blank" xlink:show="new" text:style-name="Internet_20_link" text:visited-style-name="Visited_20_Internet_20_Link"><text:span text:style-name="T1">ResizeIt</text:span></text:a><text:span text:style-name="T7">: A Mac-only desktop product that lets you change the size of multiple images simultaneously, and can convert file formats at the same time.</text:span></text:p>
        </text:list-item>
        <text:list-item>
          <text:p text:style-name="P27"><text:a xlink:type="simple" xlink:href="http://www.picresize.com/" office:target-frame-name="_blank" xlink:show="new" text:style-name="Internet_20_link" text:visited-style-name="Visited_20_Internet_20_Link"><text:span text:style-name="T1">PicResize</text:span></text:a><text:span text:style-name="T7">: One of several good browser-based tools that gives you lots of options for cropping, rotating, resizing, adding effects to, and converting images.</text:span></text:p>
        </text:list-item>
        <text:list-item>
          <text:p text:style-name="P27"><text:a xlink:type="simple" xlink:href="https://www.gimp.org/" office:target-frame-name="_blank" xlink:show="new" text:style-name="Internet_20_link" text:visited-style-name="Visited_20_Internet_20_Link"><text:span text:style-name="T1">Gimp</text:span></text:a><text:span text:style-name="T7">: This ever-popular cross-platform tool just gets better with age. Powerful and flexible, Gimp lets you perform a wide variety of image manipulation tasks including, of course, resizing.</text:span></text:p>
        </text:list-item>
      </text:list>
      <text:p text:style-name="P4"><text:span text:style-name="T28"/></text:p>
      <text:p text:style-name="P8"><text:span text:style-name="T28"><text:tab/><text:tab/></text:span></text:p>
      <text:p text:style-name="P8"><text:span text:style-name="T28"><text:tab/><text:tab/>Resources: HTTP/2</text:span></text:p>
      <text:p text:style-name="P8"><text:span text:style-name="T28"/></text:p>
      <text:p text:style-name="P8"><text:span text:style-name="T18">Here is a great resource if you want to learn more about what will be coming up in the future with HTTP/2:</text:span><text:span text:style-name="T28"><text:line-break/><text:line-break/></text:span><text:a xlink:type="simple" xlink:href="https://developers.google.com/web/fundamentals/performance/http2/" office:target-frame-name="_blank" xlink:show="new" text:style-name="Internet_20_link" text:visited-style-name="Visited_20_Internet_20_Link"><text:span text:style-name="T13">https://developers.google.com/web/fundamentals/performance/http2/</text:span></text:a></text:p>
      <text:p text:style-name="P8"><text:span text:style-name="T28"><text:tab/><text:tab/></text:span></text:p>
      <text:p text:style-name="P8"><text:span text:style-name="T28"><text:tab/><text:tab/>HTTP/3</text:span></text:p>
      <text:p text:style-name="P8"><text:span text:style-name="T18">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15">read about the details here</text:span></text:span></text:a><text:span text:style-name="T18">. When it becomes more common place, I will make a video on it :)</text:span></text:p>
      <text:p text:style-name="P8"><text:span text:style-name="T28"/></text:p>
      <text:p text:style-name="P8"><text:span text:style-name="T28"><text:tab/><text:tab/></text:span></text:p>
      <text:p text:style-name="P8"><text:span text:style-name="T28"><text:tab/><text:tab/></text:span><text:span text:style-name="T29">Section 3: React + Redux</text:span></text:p>
      <text:p text:style-name="P8"><text:span text:style-name="T29"/></text:p>
      <text:p text:style-name="P8"><text:span text:style-name="T29"/></text:p>
      <text:p text:style-name="P8"><text:span text:style-name="T29"/></text:p>
      <text:p text:style-name="P17"><text:soft-page-break/><text:span text:style-name="T31">You can find all the code used in this section with the latest up to date libraries below if you encounter any issues:</text:span></text:p>
      <text:p text:style-name="P20"/>
      <text:p text:style-name="P22"><text:a xlink:type="simple" xlink:href="https://github.com/aneagoie/robofriends" office:target-frame-name="_blank" xlink:show="new" text:style-name="Internet_20_link" text:visited-style-name="Visited_20_Internet_20_Link"><text:span text:style-name="Strong_20_Emphasis"><text:span text:style-name="T2">https://github.com/aneagoie/robofriends</text:span></text:span></text:a></text:p>
      <text:p text:style-name="P8"><text:span text:style-name="T29"/></text:p>
      <text:p text:style-name="P9"><text:span text:style-name="T29"><text:tab/><text:tab/>Learning Guideline</text:span></text:p>
      <text:p text:style-name="P9"><text:span text:style-name="T29"/></text:p>
      <text:p text:style-name="P18"><text:span text:style-name="T31">Since I get this question a lot, I've added an info graph to help you decide what skills you should focus on and what you need to learn to succeed as a Web Developer.</text:span></text:p>
      <text:p text:style-name="P21"><text:a xlink:type="simple" xlink:href="https://zerotomastery.io/courses/#roadmap" office:target-frame-name="_blank" xlink:show="new" text:style-name="Internet_20_link" text:visited-style-name="Visited_20_Internet_20_Link"><text:span text:style-name="T14">See the full sized map here.</text:span></text:a></text:p>
      <text:p text:style-name="P11"><text:span text:style-name="T10"/></text:p>
      <text:p text:style-name="P11"><text:span text:style-name="T10"><text:tab/><text:tab/>Exercise: #1 - Media Queries</text:span></text:p>
      <text:p text:style-name="P11"><text:span text:style-name="T10"/></text:p>
      <text:p text:style-name="P11"><text:span text:style-name="T5">This first few React videos are </text:span><text:span text:style-name="Strong_20_Emphasis"><text:span text:style-name="T4">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3">The Complete Web Developer: Zero to Mastery</text:span></text:span></text:a><text:span text:style-name="Strong_20_Emphasis"><text:span text:style-name="T4">.</text:span></text:span><text:span text:style-name="T5">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4">go straight to Introduction to Redux + Webpack</text:span></text:span><text:span text:style-name="T10"><text:line-break/><text:line-break/></text:span><text:span text:style-name="Strong_20_Emphasis"><text:span text:style-name="T4">This is only recommended if you have complete The Complete Web Developer: Zero to Mastery OR you have previous experience with React.</text:span></text:span><text:span text:style-name="T10"><text:line-break/><text:line-break/></text:span><text:span text:style-name="T5">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11"><text:span text:style-name="T10"/></text:p>
      <text:p text:style-name="P11"><text:span text:style-name="T10"><text:tab/><text:tab/>Quick Note About Re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4-18T17:12:53.646901856</dc:date>
    <meta:editing-duration>PT43M14S</meta:editing-duration>
    <meta:editing-cycles>2</meta:editing-cycles>
    <meta:generator>LibreOffice/6.0.7.3$Linux_X86_64 LibreOffice_project/00m0$Build-3</meta:generator>
    <meta:document-statistic meta:table-count="0" meta:image-count="0" meta:object-count="0" meta:page-count="7" meta:paragraph-count="91" meta:word-count="1363" meta:character-count="9274" meta:non-whitespace-character-count="7931"/>
  </office:meta>
</office:document-meta>
</file>